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that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your IDE’s error messages,</text:p>
            </text:list-item>
            <text:list-item>
              <text:p text:style-name="P2">To investigate bugs with you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y have to have successfully passed CSCI 1301.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yed $12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6:27Z</meta:creation-date>
    <dc:date>2021-05-26T16:06:27Z</dc:date>
    <meta:user-defined meta:name="date" meta:value-type="string">May  26, 2021 (04:0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